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b37cf0a000" style:family="table" style:master-page-name="ta-mp-0x7fb37cf0a000">
      <style:table-properties table:display="true" style:writing-mode="lr-tb"/>
    </style:style>
    <style:style style:name="ta-0x7fb37cf0a1f0" style:family="table" style:master-page-name="ta-mp-0x7fb37cf0a1f0">
      <style:table-properties table:display="true" style:writing-mode="lr-tb"/>
    </style:style>
    <style:style style:name="ta-0x7fb37cf0a3e0" style:family="table" style:master-page-name="ta-mp-0x7fb37cf0a3e0">
      <style:table-properties table:display="true" style:writing-mode="lr-tb"/>
    </style:style>
    <style:style style:name="ta-0x7fb37cf0a5d0" style:family="table" style:master-page-name="ta-mp-0x7fb37cf0a5d0">
      <style:table-properties table:display="true" style:writing-mode="lr-tb"/>
    </style:style>
    <style:style style:name="ta-0x7fb37cf0a7c0" style:family="table" style:master-page-name="ta-mp-0x7fb37cf0a7c0">
      <style:table-properties table:display="true" style:writing-mode="lr-tb"/>
    </style:style>
    <style:style style:name="ta-0x7fb37cf0a9b0" style:family="table" style:master-page-name="ta-mp-0x7fb37cf0a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b37cf14d5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14e7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0b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4fa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1544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37cf15a0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0b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50c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155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15b3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56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51f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5c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b37cf1531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57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15d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58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15ea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1634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37cf1691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0b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5f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164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16a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65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60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6b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b37cf162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66c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400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167e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413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245d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37cf24b9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0b3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425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246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4cc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48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438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4d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b37cf244a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494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4f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4a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503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254d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37cf25a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0b4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516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256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5b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57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52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5c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b37cf253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5850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5e1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59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5f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263e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b37cf269a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0b5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60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b37cf265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6a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66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619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6b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b37cf262b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675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b37cf26d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b37cf268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OL-1" style:family="table-column">
      <style:table-column-properties style:column-width="105.00pt" style:use-optimal-column-width="false"/>
    </style:style>
    <style:style style:name="ACOL-2" style:family="table-column"/>
    <style:style style:name="ACOL-3" style:family="table-column">
      <style:table-column-properties style:column-width="166.11pt" style:use-optimal-column-width="true"/>
    </style:style>
    <style:style style:name="ACOL-4" style:family="table-column">
      <style:table-column-properties style:column-width="49.50pt" style:use-optimal-column-width="true"/>
    </style:style>
    <style:style style:name="ACOL-5" style:family="table-column">
      <style:table-column-properties style:column-width="45.75pt" style:use-optimal-column-width="true"/>
    </style:style>
    <style:style style:name="ACOL-6" style:family="table-column">
      <style:table-column-properties style:column-width="88.50pt" style:use-optimal-column-width="true"/>
    </style:style>
    <style:style style:name="ACOL-7" style:family="table-column">
      <style:table-column-properties style:column-width="87.00pt" style:use-optimal-column-width="false"/>
    </style:style>
    <style:style style:name="ACOL-8" style:family="table-column">
      <style:table-column-properties style:column-width="361.16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b37cf0a00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b37cf14d5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b37cf14e78" office:value-type="string">
            <text:p>changePassword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4" gnm:cursor-row="2">
          <gnm:selection gnm:start-col="4" gnm:start-row="2" gnm:end-col="4" gnm:end-row="2"/>
        </gnm:selections>
      </table:table>
      <table:table table:name="AQA1_TestData" table:style-name="ta-0x7fb37cf0a1f0" table:print="false">
        <office:forms form:automatic-focus="false" form:apply-design-mode="false">
          <form:form>
            <form:radio xml:id="CTRL0000" form:id="CTRL0000" form:label="RadioButton"/>
          </form:form>
        </office:forms>
        <table:table-column table:default-cell-style-name="ACE-0x7fb37cf0b130" table:style-name="ACOL-3"/>
        <table:table-column table:default-cell-style-name="ACE-0x7fb37cf0b130" table:style-name="ACOL-4"/>
        <table:table-column table:default-cell-style-name="ACE-0x7fb37cf0b130" table:style-name="ACOL-5"/>
        <table:table-column table:default-cell-style-name="ACE-0x7fb37cf0b130" table:style-name="ACOL-6"/>
        <table:table-column table:default-cell-style-name="ACE-0x7fb37cf0b130" table:style-name="ACOL-7"/>
        <table:table-column table:default-cell-style-name="ACE-0x7fb37cf0b130" table:style-name="ACOL-8"/>
        <table:table-column table:default-cell-style-name="ACE-0x7fb37cf0b130" table:style-name="ACOL-0" table:number-columns-repeated="122"/>
        <table:table-row table:style-name="AROW-2">
          <table:table-cell table:style-name="ACE-0x7fb37cf14fa0" office:value-type="string">
            <draw:control svg:x="39.84pt" svg:y="11.25pt" table:end-x="93.95pt" table:end-y="9.75pt" svg:width="54.11pt" svg:height="53.91pt" table:end-cell-address="$'AQA1_TestData'.A5" draw:z-index="1" draw:control="CTRL0000"/>
            <text:p>User Name</text:p>
          </table:table-cell>
          <table:table-cell table:style-name="ACE-0x7fb37cf150c8" office:value-type="string">
            <text:p>Password</text:p>
          </table:table-cell>
          <table:table-cell table:style-name="ACE-0x7fb37cf150c8" office:value-type="string">
            <text:p>User ID</text:p>
          </table:table-cell>
          <table:table-cell table:style-name="ACE-0x7fb37cf151f0" office:value-type="string">
            <text:p>Current Password</text:p>
          </table:table-cell>
          <table:table-cell table:style-name="ACE-0x7fb37cf15318" office:value-type="string">
            <text:p>New Password</text:p>
          </table:table-cell>
          <table:table-cell table:number-columns-repeated="123" table:style-name="ACE-0x7fb37cf0b130"/>
        </table:table-row>
        <table:table-row table:style-name="AROW-2">
          <table:table-cell table:style-name="ACE-0x7fb37cf15440" office:value-type="string">
            <text:p>priyanka.naveen@crestechglobal.com</text:p>
          </table:table-cell>
          <table:table-cell table:style-name="ACE-0x7fb37cf15568" office:value-type="string">
            <text:p>qwer1234</text:p>
          </table:table-cell>
          <table:table-cell table:style-name="ACE-0x7fb37cf15690" office:value-type="float" office:value="7179275">
            <text:p>7179275</text:p>
          </table:table-cell>
          <table:table-cell table:style-name="ACE-0x7fb37cf15568" office:value-type="string">
            <text:p>qwer1234</text:p>
          </table:table-cell>
          <table:table-cell table:style-name="ACE-0x7fb37cf157b8" office:value-type="float" office:value="654321">
            <text:p>654321</text:p>
          </table:table-cell>
          <table:table-cell table:style-name="ACE-0x7fb37cf158e0"/>
          <table:table-cell table:number-columns-repeated="122" table:style-name="ACE-0x7fb37cf0b130"/>
        </table:table-row>
        <table:table-row table:style-name="AROW-4">
          <table:table-cell table:style-name="ACE-0x7fb37cf15a08"/>
          <table:table-cell table:number-columns-repeated="2" table:style-name="ACE-0x7fb37cf15b30"/>
          <table:table-cell table:style-name="ACE-0x7fb37cf15c58"/>
          <table:table-cell table:style-name="ACE-0x7fb37cf15d80"/>
          <table:table-cell table:number-columns-repeated="123" table:style-name="ACE-0x7fb37cf0b13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4" gnm:cursor-row="11">
          <gnm:selection gnm:start-col="4" gnm:start-row="11" gnm:end-col="4" gnm:end-row="11"/>
        </gnm:selections>
      </table:table>
      <table:table table:name="AQA2_TestData" table:style-name="ta-0x7fb37cf0a3e0" table:print="false">
        <office:forms form:automatic-focus="false" form:apply-design-mode="false">
          <form:form>
            <form:radio xml:id="CTRL0001" form:id="CTRL0001" form:label="RadioButton"/>
          </form:form>
        </office:forms>
        <table:table-column table:default-cell-style-name="ACE-0x7fb37cf0b258" table:style-name="ACOL-3"/>
        <table:table-column table:default-cell-style-name="ACE-0x7fb37cf0b258" table:style-name="ACOL-4"/>
        <table:table-column table:default-cell-style-name="ACE-0x7fb37cf0b258" table:style-name="ACOL-5"/>
        <table:table-column table:default-cell-style-name="ACE-0x7fb37cf0b258" table:style-name="ACOL-6"/>
        <table:table-column table:default-cell-style-name="ACE-0x7fb37cf0b258" table:style-name="ACOL-7"/>
        <table:table-column table:default-cell-style-name="ACE-0x7fb37cf0b258" table:style-name="ACOL-8"/>
        <table:table-column table:default-cell-style-name="ACE-0x7fb37cf0b258" table:style-name="ACOL-0" table:number-columns-repeated="122"/>
        <table:table-row table:style-name="AROW-2">
          <table:table-cell table:style-name="ACE-0x7fb37cf15ea8" office:value-type="string">
            <draw:control svg:x="39.84pt" svg:y="11.25pt" table:end-x="93.95pt" table:end-y="9.75pt" svg:width="54.11pt" svg:height="53.91pt" table:end-cell-address="$'AQA2_TestData'.A5" draw:z-index="1" draw:control="CTRL0001"/>
            <text:p>User Name</text:p>
          </table:table-cell>
          <table:table-cell table:style-name="ACE-0x7fb37cf15fd0" office:value-type="string">
            <text:p>Password</text:p>
          </table:table-cell>
          <table:table-cell table:style-name="ACE-0x7fb37cf15fd0" office:value-type="string">
            <text:p>User ID</text:p>
          </table:table-cell>
          <table:table-cell table:style-name="ACE-0x7fb37cf160f8" office:value-type="string">
            <text:p>Current Password</text:p>
          </table:table-cell>
          <table:table-cell table:style-name="ACE-0x7fb37cf16220" office:value-type="string">
            <text:p>New Password</text:p>
          </table:table-cell>
          <table:table-cell table:number-columns-repeated="123" table:style-name="ACE-0x7fb37cf0b258"/>
        </table:table-row>
        <table:table-row table:style-name="AROW-2">
          <table:table-cell table:style-name="ACE-0x7fb37cf16348" office:value-type="string">
            <text:p>priyanka.naveen@crestechglobal.com</text:p>
          </table:table-cell>
          <table:table-cell table:style-name="ACE-0x7fb37cf16470" office:value-type="string">
            <text:p>qwer1234</text:p>
          </table:table-cell>
          <table:table-cell table:style-name="ACE-0x7fb37cf16598" office:value-type="float" office:value="7179275">
            <text:p>7179275</text:p>
          </table:table-cell>
          <table:table-cell table:style-name="ACE-0x7fb37cf16470" office:value-type="string">
            <text:p>qwer1234</text:p>
          </table:table-cell>
          <table:table-cell table:style-name="ACE-0x7fb37cf166c0" office:value-type="float" office:value="654321">
            <text:p>654321</text:p>
          </table:table-cell>
          <table:table-cell table:style-name="ACE-0x7fb37cf167e8"/>
          <table:table-cell table:number-columns-repeated="122" table:style-name="ACE-0x7fb37cf0b258"/>
        </table:table-row>
        <table:table-row table:style-name="AROW-4">
          <table:table-cell table:style-name="ACE-0x7fb37cf16910"/>
          <table:table-cell table:number-columns-repeated="2" table:style-name="ACE-0x7fb37cf16a38"/>
          <table:table-cell table:style-name="ACE-0x7fb37cf16b60"/>
          <table:table-cell table:style-name="ACE-0x7fb37cf24008"/>
          <table:table-cell table:number-columns-repeated="123" table:style-name="ACE-0x7fb37cf0b25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b37cf0a5d0" table:print="false">
        <office:forms form:automatic-focus="false" form:apply-design-mode="false">
          <form:form>
            <form:radio xml:id="CTRL0002" form:id="CTRL0002" form:label="RadioButton"/>
          </form:form>
        </office:forms>
        <table:table-column table:default-cell-style-name="ACE-0x7fb37cf0b380" table:style-name="ACOL-3"/>
        <table:table-column table:default-cell-style-name="ACE-0x7fb37cf0b380" table:style-name="ACOL-4"/>
        <table:table-column table:default-cell-style-name="ACE-0x7fb37cf0b380" table:style-name="ACOL-5"/>
        <table:table-column table:default-cell-style-name="ACE-0x7fb37cf0b380" table:style-name="ACOL-6"/>
        <table:table-column table:default-cell-style-name="ACE-0x7fb37cf0b380" table:style-name="ACOL-7"/>
        <table:table-column table:default-cell-style-name="ACE-0x7fb37cf0b380" table:style-name="ACOL-8"/>
        <table:table-column table:default-cell-style-name="ACE-0x7fb37cf0b380" table:style-name="ACOL-0" table:number-columns-repeated="122"/>
        <table:table-row table:style-name="AROW-2">
          <table:table-cell table:style-name="ACE-0x7fb37cf24130" office:value-type="string">
            <draw:control svg:x="39.84pt" svg:y="11.25pt" table:end-x="93.95pt" table:end-y="9.75pt" svg:width="54.11pt" svg:height="53.91pt" table:end-cell-address="$'AQA3_TestData'.A5" draw:z-index="1" draw:control="CTRL0002"/>
            <text:p>User Name</text:p>
          </table:table-cell>
          <table:table-cell table:style-name="ACE-0x7fb37cf24258" office:value-type="string">
            <text:p>Password</text:p>
          </table:table-cell>
          <table:table-cell table:style-name="ACE-0x7fb37cf24258" office:value-type="string">
            <text:p>User ID</text:p>
          </table:table-cell>
          <table:table-cell table:style-name="ACE-0x7fb37cf24380" office:value-type="string">
            <text:p>Current Password</text:p>
          </table:table-cell>
          <table:table-cell table:style-name="ACE-0x7fb37cf244a8" office:value-type="string">
            <text:p>New Password</text:p>
          </table:table-cell>
          <table:table-cell table:number-columns-repeated="123" table:style-name="ACE-0x7fb37cf0b380"/>
        </table:table-row>
        <table:table-row table:style-name="AROW-2">
          <table:table-cell table:style-name="ACE-0x7fb37cf245d0" office:value-type="string">
            <text:p>priyanka.naveen@crestechglobal.com</text:p>
          </table:table-cell>
          <table:table-cell table:style-name="ACE-0x7fb37cf246f8" office:value-type="string">
            <text:p>qwer1234</text:p>
          </table:table-cell>
          <table:table-cell table:style-name="ACE-0x7fb37cf24820" office:value-type="float" office:value="7179275">
            <text:p>7179275</text:p>
          </table:table-cell>
          <table:table-cell table:style-name="ACE-0x7fb37cf246f8" office:value-type="string">
            <text:p>qwer1234</text:p>
          </table:table-cell>
          <table:table-cell table:style-name="ACE-0x7fb37cf24948" office:value-type="float" office:value="654321">
            <text:p>654321</text:p>
          </table:table-cell>
          <table:table-cell table:style-name="ACE-0x7fb37cf24a70"/>
          <table:table-cell table:number-columns-repeated="122" table:style-name="ACE-0x7fb37cf0b380"/>
        </table:table-row>
        <table:table-row table:style-name="AROW-4">
          <table:table-cell table:style-name="ACE-0x7fb37cf24b98"/>
          <table:table-cell table:number-columns-repeated="2" table:style-name="ACE-0x7fb37cf24cc0"/>
          <table:table-cell table:style-name="ACE-0x7fb37cf24de8"/>
          <table:table-cell table:style-name="ACE-0x7fb37cf24f10"/>
          <table:table-cell table:number-columns-repeated="123" table:style-name="ACE-0x7fb37cf0b38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b37cf0a7c0" table:print="false">
        <office:forms form:automatic-focus="false" form:apply-design-mode="false">
          <form:form>
            <form:radio xml:id="CTRL0003" form:id="CTRL0003" form:label="RadioButton"/>
          </form:form>
        </office:forms>
        <table:table-column table:default-cell-style-name="ACE-0x7fb37cf0b4a8" table:style-name="ACOL-3"/>
        <table:table-column table:default-cell-style-name="ACE-0x7fb37cf0b4a8" table:style-name="ACOL-4"/>
        <table:table-column table:default-cell-style-name="ACE-0x7fb37cf0b4a8" table:style-name="ACOL-5"/>
        <table:table-column table:default-cell-style-name="ACE-0x7fb37cf0b4a8" table:style-name="ACOL-6"/>
        <table:table-column table:default-cell-style-name="ACE-0x7fb37cf0b4a8" table:style-name="ACOL-7"/>
        <table:table-column table:default-cell-style-name="ACE-0x7fb37cf0b4a8" table:style-name="ACOL-8"/>
        <table:table-column table:default-cell-style-name="ACE-0x7fb37cf0b4a8" table:style-name="ACOL-0" table:number-columns-repeated="122"/>
        <table:table-row table:style-name="AROW-2">
          <table:table-cell table:style-name="ACE-0x7fb37cf25038" office:value-type="string">
            <draw:control svg:x="39.84pt" svg:y="11.25pt" table:end-x="93.95pt" table:end-y="9.75pt" svg:width="54.11pt" svg:height="53.91pt" table:end-cell-address="$'AQA4_TestData'.A5" draw:z-index="1" draw:control="CTRL0003"/>
            <text:p>User Name</text:p>
          </table:table-cell>
          <table:table-cell table:style-name="ACE-0x7fb37cf25160" office:value-type="string">
            <text:p>Password</text:p>
          </table:table-cell>
          <table:table-cell table:style-name="ACE-0x7fb37cf25160" office:value-type="string">
            <text:p>User ID</text:p>
          </table:table-cell>
          <table:table-cell table:style-name="ACE-0x7fb37cf25288" office:value-type="string">
            <text:p>Current Password</text:p>
          </table:table-cell>
          <table:table-cell table:style-name="ACE-0x7fb37cf253b0" office:value-type="string">
            <text:p>New Password</text:p>
          </table:table-cell>
          <table:table-cell table:number-columns-repeated="123" table:style-name="ACE-0x7fb37cf0b4a8"/>
        </table:table-row>
        <table:table-row table:style-name="AROW-2">
          <table:table-cell table:style-name="ACE-0x7fb37cf254d8" office:value-type="string">
            <text:p>priyanka.naveen@crestechglobal.com</text:p>
          </table:table-cell>
          <table:table-cell table:style-name="ACE-0x7fb37cf25600" office:value-type="string">
            <text:p>qwer1234</text:p>
          </table:table-cell>
          <table:table-cell table:style-name="ACE-0x7fb37cf25728" office:value-type="float" office:value="7179275">
            <text:p>7179275</text:p>
          </table:table-cell>
          <table:table-cell table:style-name="ACE-0x7fb37cf25600" office:value-type="string">
            <text:p>qwer1234</text:p>
          </table:table-cell>
          <table:table-cell table:style-name="ACE-0x7fb37cf25850" office:value-type="float" office:value="654321">
            <text:p>654321</text:p>
          </table:table-cell>
          <table:table-cell table:style-name="ACE-0x7fb37cf25978"/>
          <table:table-cell table:number-columns-repeated="122" table:style-name="ACE-0x7fb37cf0b4a8"/>
        </table:table-row>
        <table:table-row table:style-name="AROW-4">
          <table:table-cell table:style-name="ACE-0x7fb37cf25aa0"/>
          <table:table-cell table:number-columns-repeated="2" table:style-name="ACE-0x7fb37cf25bc8"/>
          <table:table-cell table:style-name="ACE-0x7fb37cf25cf0"/>
          <table:table-cell table:style-name="ACE-0x7fb37cf25e18"/>
          <table:table-cell table:number-columns-repeated="123" table:style-name="ACE-0x7fb37cf0b4a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b37cf0a9b0" table:print="false">
        <office:forms form:automatic-focus="false" form:apply-design-mode="false">
          <form:form>
            <form:radio xml:id="CTRL0004" form:id="CTRL0004" form:label="RadioButton"/>
          </form:form>
        </office:forms>
        <table:table-column table:default-cell-style-name="ACE-0x7fb37cf0b5d0" table:style-name="ACOL-3"/>
        <table:table-column table:default-cell-style-name="ACE-0x7fb37cf0b5d0" table:style-name="ACOL-4"/>
        <table:table-column table:default-cell-style-name="ACE-0x7fb37cf0b5d0" table:style-name="ACOL-5"/>
        <table:table-column table:default-cell-style-name="ACE-0x7fb37cf0b5d0" table:style-name="ACOL-6"/>
        <table:table-column table:default-cell-style-name="ACE-0x7fb37cf0b5d0" table:style-name="ACOL-7"/>
        <table:table-column table:default-cell-style-name="ACE-0x7fb37cf0b5d0" table:style-name="ACOL-8"/>
        <table:table-column table:default-cell-style-name="ACE-0x7fb37cf0b5d0" table:style-name="ACOL-0" table:number-columns-repeated="122"/>
        <table:table-row table:style-name="AROW-2">
          <table:table-cell table:style-name="ACE-0x7fb37cf25f40" office:value-type="string">
            <draw:control svg:x="39.84pt" svg:y="11.25pt" table:end-x="93.95pt" table:end-y="9.75pt" svg:width="54.11pt" svg:height="53.91pt" table:end-cell-address="$'AQA5_TestData'.A5" draw:z-index="1" draw:control="CTRL0004"/>
            <text:p>User Name</text:p>
          </table:table-cell>
          <table:table-cell table:style-name="ACE-0x7fb37cf26068" office:value-type="string">
            <text:p>Password</text:p>
          </table:table-cell>
          <table:table-cell table:style-name="ACE-0x7fb37cf26068" office:value-type="string">
            <text:p>User ID</text:p>
          </table:table-cell>
          <table:table-cell table:style-name="ACE-0x7fb37cf26190" office:value-type="string">
            <text:p>Current Password</text:p>
          </table:table-cell>
          <table:table-cell table:style-name="ACE-0x7fb37cf262b8" office:value-type="string">
            <text:p>New Password</text:p>
          </table:table-cell>
          <table:table-cell table:number-columns-repeated="123" table:style-name="ACE-0x7fb37cf0b5d0"/>
        </table:table-row>
        <table:table-row table:style-name="AROW-2">
          <table:table-cell table:style-name="ACE-0x7fb37cf263e0" office:value-type="string">
            <text:p>priyanka.naveen@crestechglobal.com</text:p>
          </table:table-cell>
          <table:table-cell table:style-name="ACE-0x7fb37cf26508" office:value-type="string">
            <text:p>qwer1234</text:p>
          </table:table-cell>
          <table:table-cell table:style-name="ACE-0x7fb37cf26630" office:value-type="float" office:value="7179275">
            <text:p>7179275</text:p>
          </table:table-cell>
          <table:table-cell table:style-name="ACE-0x7fb37cf26508" office:value-type="string">
            <text:p>qwer1234</text:p>
          </table:table-cell>
          <table:table-cell table:style-name="ACE-0x7fb37cf26758" office:value-type="float" office:value="654321">
            <text:p>654321</text:p>
          </table:table-cell>
          <table:table-cell table:style-name="ACE-0x7fb37cf26880"/>
          <table:table-cell table:number-columns-repeated="122" table:style-name="ACE-0x7fb37cf0b5d0"/>
        </table:table-row>
        <table:table-row table:style-name="AROW-4">
          <table:table-cell table:style-name="ACE-0x7fb37cf269a8"/>
          <table:table-cell table:number-columns-repeated="2" table:style-name="ACE-0x7fb37cf26ad0"/>
          <table:table-cell table:style-name="ACE-0x7fb37cf26bf8"/>
          <table:table-cell table:style-name="ACE-0x7fb37cf26d20"/>
          <table:table-cell table:number-columns-repeated="123" table:style-name="ACE-0x7fb37cf0b5d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b37cf331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37cf3379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37cefad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37cf01a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37cf0106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b37cec5d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b37cf0a000" style:display-name="TestCase" style:page-layout-name="pl-0x7fb37cf331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37cf0a1f0" style:display-name="AQA1_TestData" style:page-layout-name="pl-0x7fb37cf3379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37cf0a3e0" style:display-name="AQA2_TestData" style:page-layout-name="pl-0x7fb37cefad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37cf0a5d0" style:display-name="AQA3_TestData" style:page-layout-name="pl-0x7fb37cf01a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37cf0a7c0" style:display-name="AQA4_TestData" style:page-layout-name="pl-0x7fb37cf0106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b37cf0a9b0" style:display-name="AQA5_TestData" style:page-layout-name="pl-0x7fb37cec5d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0:15:55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